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56cm"/>
    </style:style>
    <style:style style:name="co2" style:family="table-column">
      <style:table-column-properties fo:break-before="auto" style:column-width="1.699cm"/>
    </style:style>
    <style:style style:name="ro1" style:family="table-row">
      <style:table-row-properties style:row-height="0.841cm" fo:break-before="auto" style:use-optimal-row-height="true"/>
    </style:style>
    <style:style style:name="ro2" style:family="table-row">
      <style:table-row-properties style:row-height="2.84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PageStyle_5f_Sheet1">
      <style:table-properties table:display="true" style:writing-mode="lr-tb"/>
    </style:style>
    <style:style style:name="ce4" style:family="table-cell" style:parent-style-name="Default">
      <style:table-cell-properties fo:wrap-option="wrap"/>
      <style:text-properties style:text-outline="false" style:text-line-through-style="none" style:text-line-through-type="none" fo:language="en" fo:country="CA"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style>
    <style:style style:name="ce3" style:family="table-cell" style:parent-style-name="Default">
      <style:text-properties style:font-name="Liberation Serif" fo:font-size="10pt" style:font-name-asian="Segoe UI" style:font-size-asian="10pt" style:font-name-complex="Tahoma" style:font-size-complex="10pt"/>
    </style:style>
    <style:style style:name="T1" style:family="text">
      <style:text-properties style:font-weight-asian="normal" style:font-weight-complex="normal"/>
    </style:style>
    <style:style style:name="T2" style:family="text">
      <style:text-properties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number-columns-repeated="16383" table:default-cell-style-name="Default"/>
        <table:table-row table:style-name="ro1">
          <table:table-cell table:style-name="ce4" office:value-type="string" calcext:value-type="string">
            <text:p><text:span text:style-name="T1">Harry Potter, fictional character, a boy wizard created by British author </text:span><text:span text:style-name="T1"><text:a xlink:href="https://www.britannica.com/biography/J-K-Rowling" xlink:type="simple">J.K. Rowling</text:a></text:span><text:span text:style-name="T1">. His coming-of-age </text:span><text:span text:style-name="T1"><text:a xlink:href="https://www.britannica.com/dictionary/exploits" xlink:type="simple">exploits</text:a></text:span><text:span text:style-name="T1"> are the subject of seven enormously popular </text:span><text:span text:style-name="T1"><text:a xlink:href="https://www.britannica.com/art/novel" xlink:type="simple">novels</text:a></text:span><text:span text:style-name="T1"> (1997–2007), which were adapted into eight </text:span><text:span text:style-name="T1"><text:a xlink:href="https://www.britannica.com/art/motion-picture" xlink:type="simple">films</text:a></text:span><text:span text:style-name="T1"> (2001–11); a play and a book of its script appeared in 2016. </text:span></text:p>
          </table:table-cell>
          <table:table-cell table:number-columns-repeated="16383"/>
        </table:table-row>
        <table:table-row table:style-name="ro2">
          <table:table-cell table:style-name="ce2" office:value-type="string" calcext:value-type="string">
            <text:p><text:span text:style-name="T2">Harry Potter was first introduced in the novel </text:span><text:span text:style-name="T2"><text:a xlink:href="https://www.britannica.com/topic/Harry-Potter-and-the-Philosophers-Stone" xlink:type="simple">Harry Potter and the Philosopher’s Stone</text:a></text:span><text:span text:style-name="T2"> (1997; also published as Harry Potter and the Sorcerer’s Stone), as an orphan who is mistreated by his guardian aunt and uncle and their son. On his 11th birthday Harry discovers that his parents were a witch and a wizard and that he, a wizard himself, has been invited to attend Hogwarts School of Witchcraft and Wizardry. He also learns that his parents had not perished in a car accident, as his aunt and uncle had told him, but that they instead had been murdered by an evil wizard named </text:span><text:span text:style-name="T2"><text:a xlink:href="https://www.britannica.com/topic/Voldemort" xlink:type="simple">Voldemort</text:a></text:span><text:span text:style-name="T2">. Harry was the only person to have ever survived an attack by Voldemort—by somehow rebounding the latter’s “killing curse”—which left him with a </text:span><text:span text:style-name="T2"><text:a xlink:href="https://www.britannica.com/science/lightning-meteorology" xlink:type="simple">lightning</text:a></text:span><text:span text:style-name="T2">-bolt-shaped scar on his forehead. Indeed, Harry’s mysterious survival had all but killed Voldemort, who was left disembodied, and the young boy was thus already a celebrated figure in the “wizarding” </text:span><text:span text:style-name="T2"><text:a xlink:href="https://www.merriam-webster.com/dictionary/community" xlink:type="simple">community</text:a></text:span><text:span text:style-name="T2">.</text:span></text:p>
            <text:p><text:span text:style-name="T2">At Hogwarts Harry becomes fast friends with classmates Ron Weasley and Hermione Granger and finds a rival in Draco Malfoy. He is taken under the wing of the school’s headmaster, Albus Dumbledore. These relationships persist throughout the series, especially as the young wizards and witches grow older and are called upon to take sides in a growing wizard war.</text:span></text:p>
            <text:p/>
          </table:table-cell>
          <table:table-cell table:number-columns-repeated="16383"/>
        </table:table-row>
        <table:table-row table:style-name="ro3">
          <table:table-cell office:value-type="string" calcext:value-type="string">
            <text:p>Unbeknownst to Harry, and to much of the wizarding world in general, Voldemort is planning a return to power. Although at first feeble and living as a <text:a xlink:href="https://www.britannica.com/science/parasitism" xlink:type="simple">parasite</text:a> in a follower’s body, Voldemort makes attempts on Harry’s life beginning in the first book and continuing throughout the series. In the fourth volume, <text:a xlink:href="https://www.britannica.com/topic/Harry-Potter-and-the-Goblet-of-Fire-novel-by-Rowling" xlink:type="simple">Harry Potter and the Goblet of Fire</text:a> (2000), Voldemort regains his body and former strength through a magic ritual, and thereafter his army greatly increases in number. Harry and those who side with him—including some of his teachers, several classmates, and other members of the wizarding community—are forced on multiple occasions to battle Voldemort and his <text:a xlink:href="https://www.merriam-webster.com/dictionary/disciples" xlink:type="simple">disciples</text:a>, including the Malfoy family. The epic saga culminates with Harry accepting his role as the <text:a xlink:href="https://www.merriam-webster.com/dictionary/iconic" xlink:type="simple">iconic</text:a> “boy who lived” and facing almost certain death in the struggle against the evil wizard. With help from those who love him and believe in him, he is able to emerge victorious. </text:p>
          </table:table-cell>
          <table:table-cell table:number-columns-repeated="16383"/>
        </table:table-row>
        <table:table-row table:style-name="ro3">
          <table:table-cell office:value-type="string" calcext:value-type="string">
            <text:p>Harry’s story continues in the play <text:a xlink:href="https://www.britannica.com/topic/Harry-Potter-and-the-Cursed-Child" xlink:type="simple">Harry Potter and the Cursed Child</text:a>, which premiered in 2016. In the production, which was based on a story cowritten by Rowling, Harry is married to Ginny Weasley, and they are the parents of James Sirius, Albus Severus, and Lily Luna. Although working for the Ministry of Magic, Harry continues to struggle with his past, while Albus must contend with his father’s <text:a xlink:href="https://www.merriam-webster.com/dictionary/legacy" xlink:type="simple">legacy</text:a>. </text:p>
          </table:table-cell>
          <table:table-cell table:number-columns-repeated="16383"/>
        </table:table-row>
        <table:table-row table:style-name="ro3">
          <table:table-cell office:value-type="string" calcext:value-type="string">
            <text:p>The Harry Potter series proved incredibly popular with both children and adults worldwide. All the books were best sellers, available in more than 200 countries and some 60 languages. The phenomenon introduced new terms—such as a new definition for the word muggle, a person who possesses no magical powers—into the common lexicon. The books were transformed into a blockbuster series of eight films (the final book, some 750 pages long, was adapted into two films) released over 10 years, which grossed more than $7 billion worldwide. Together, the book and movie series spawned a huge amount of related merchandise, and in 2010 a theme park inspired by the franchise opened in the <text:a xlink:href="https://www.britannica.com/place/United-States" xlink:type="simple">United States</text:a>. </text:p>
          </table:table-cell>
          <table:table-cell table:number-columns-repeated="1638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CA"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date-style style:name="N117">
      <number:day number:style="long"/>
      <number:text>-</number:text>
      <number:month number:style="long"/>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1">0000-00-00</text:date>, <text:time style:data-style-name="N2" text:time-value="12:51:54.38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kshay P R</meta:initial-creator>
    <meta:creation-date>2015-06-05T18:17:20</meta:creation-date>
    <dc:date>2024-11-01T12:52:22.144000000</dc:date>
    <meta:generator>LibreOffice/24.2.6.2$Windows_X86_64 LibreOffice_project/ef66aa7e36a1bb8e65bfbc63aba53045a14d0871</meta:generator>
    <meta:editing-duration>PT2M29S</meta:editing-duration>
    <meta:editing-cycles>2</meta:editing-cycles>
    <meta:document-statistic meta:table-count="1" meta:cell-count="5" meta:object-count="0"/>
    <meta:user-defined meta:name="AppVersion">16.0300</meta:user-defined>
  </office:meta>
</office:document-meta>
</file>